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DD662A01.png" manifest:media-type=""/>
  <manifest:file-entry manifest:full-path="Pictures/1000020100000280000001E080DCF647.png" manifest:media-type=""/>
  <manifest:file-entry manifest:full-path="Pictures/1000020100000280000001E002E5EC79.png" manifest:media-type=""/>
  <manifest:file-entry manifest:full-path="Pictures/1000020100000280000001E0650CB6E6.png" manifest:media-type=""/>
  <manifest:file-entry manifest:full-path="Pictures/1000020100000280000001E02655DAC8.png" manifest:media-type=""/>
  <manifest:file-entry manifest:full-path="Pictures/1000020100000280000001E0C41F5E0A.png" manifest:media-type=""/>
  <manifest:file-entry manifest:full-path="Pictures/1000020100000280000001E091B066CA.png" manifest:media-type=""/>
  <manifest:file-entry manifest:full-path="Pictures/1000020100000280000001E0DB4B16DE.png" manifest:media-type=""/>
  <manifest:file-entry manifest:full-path="Pictures/1000020100000280000001E0124198DB.png" manifest:media-type=""/>
  <manifest:file-entry manifest:full-path="Pictures/1000020100000280000001E0F95A8F71.png" manifest:media-type=""/>
  <manifest:file-entry manifest:full-path="Pictures/1000020100000280000001E05A5CA629.png" manifest:media-type=""/>
  <manifest:file-entry manifest:full-path="Pictures/1000020100000280000001E05AA4B99C.png" manifest:media-type=""/>
  <manifest:file-entry manifest:full-path="Pictures/1000020100000280000001E0FF9A208D.png" manifest:media-type=""/>
  <manifest:file-entry manifest:full-path="Pictures/1000020100000280000001E02A4902A4.png" manifest:media-type=""/>
  <manifest:file-entry manifest:full-path="Pictures/1000020100000280000001E0F068BF70.png" manifest:media-type=""/>
  <manifest:file-entry manifest:full-path="Pictures/1000020100000280000001E0DE77F28C.png" manifest:media-type=""/>
  <manifest:file-entry manifest:full-path="Pictures/1000020100000280000001E020D2789D.png" manifest:media-type=""/>
  <manifest:file-entry manifest:full-path="Pictures/1000020100000280000001E0C9E85AD1.png" manifest:media-type=""/>
  <manifest:file-entry manifest:full-path="Pictures/1000020100000280000001E09A6B5416.png" manifest:media-type=""/>
  <manifest:file-entry manifest:full-path="Pictures/1000020100000280000001E0831DCAAA.png" manifest:media-type=""/>
  <manifest:file-entry manifest:full-path="Pictures/1000020100000280000001E06F9C12E4.png" manifest:media-type=""/>
  <manifest:file-entry manifest:full-path="Pictures/1000020100000280000001E0413B60A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148cm"/>
    </style:style>
    <style:style style:name="pr2" style:family="presentation" style:parent-style-name="Default-title">
      <style:graphic-properties fo:min-height="1.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Liberation Sans'" style:font-family-generic-asian="roman" style:font-pitch-asian="variable" style:font-style-asian="normal" style:font-weight-asian="normal" style:font-family-complex="'Liberation Sans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3.2cm" svg:height="3.148cm" svg:x="7.6cm" svg:y="-0.148cm" presentation:class="title" presentation:user-transformed="true">
          <draw:text-box>
            <text:p text:style-name="P1">|1&gt;(<text:span text:style-name="T1">channel-1</text:span>) + |alpha=1&gt;(channel-2), detection<text:span text:style-name="T2">=FIRST,</text:span> T2=T3=0.5</text:p>
          </draw:text-box>
        </draw:frame>
        <draw:frame presentation:style-name="pr2" draw:text-style-name="P2" draw:layer="layout" svg:width="8.4cm" svg:height="1.2cm" svg:x="9.8cm" svg:y="3.2cm" presentation:class="title" presentation:user-transformed="true">
          <draw:text-box>
            <text:p text:style-name="P2"><text:span text:style-name="T3">Phase= 0 pi.</text:span></text:p>
          </draw:text-box>
        </draw:frame>
        <draw:frame draw:style-name="gr1" draw:text-style-name="P3" draw:layer="layout" svg:width="12.259cm" svg:height="9.722cm" svg:x="0.941cm" svg:y="6.678cm">
          <draw:image xlink:href="Pictures/1000020100000280000001E0650CB6E6.png" xlink:type="simple" xlink:show="embed" xlink:actuate="onLoad">
            <text:p/>
          </draw:image>
        </draw:frame>
        <draw:frame draw:style-name="gr1" draw:text-style-name="P3" draw:layer="layout" svg:width="12.859cm" svg:height="9.618cm" svg:x="13.741cm" svg:y="6.782cm">
          <draw:image xlink:href="Pictures/1000020100000280000001E0C9E85A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2" draw:layer="layout" svg:width="8.4cm" svg:height="1.2cm" svg:x="9.8cm" svg:y="3.2cm" presentation:class="title" presentation:user-transformed="true">
          <draw:text-box>
            <text:p text:style-name="P2"><text:span text:style-name="T3">Phase= 0 pi.</text:span></text:p>
          </draw:text-box>
        </draw:frame>
        <draw:frame draw:style-name="gr1" draw:text-style-name="P3" draw:layer="layout" svg:width="12.886cm" svg:height="9.818cm" svg:x="1.2cm" svg:y="6.8cm">
          <draw:image xlink:href="Pictures/1000020100000280000001E09A6B5416.png" xlink:type="simple" xlink:show="embed" xlink:actuate="onLoad">
            <text:p/>
          </draw:image>
        </draw:frame>
        <draw:frame draw:style-name="gr1" draw:text-style-name="P3" draw:layer="layout" svg:width="12.2cm" svg:height="10cm" svg:x="14.8cm" svg:y="6.4cm">
          <draw:image xlink:href="Pictures/1000020100000280000001E0F068BF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2" draw:layer="layout" svg:width="8.4cm" svg:height="1.2cm" svg:x="9.8cm" svg:y="3.2cm" presentation:class="title" presentation:user-transformed="true">
          <draw:text-box>
            <text:p text:style-name="P2"><text:span text:style-name="T3">Phase= 0.25 pi.</text:span></text:p>
          </draw:text-box>
        </draw:frame>
        <draw:frame draw:style-name="gr1" draw:text-style-name="P3" draw:layer="layout" svg:width="12.886cm" svg:height="9.618cm" svg:x="1.2cm" svg:y="6.8cm">
          <draw:image xlink:href="Pictures/1000020100000280000001E091B066CA.png" xlink:type="simple" xlink:show="embed" xlink:actuate="onLoad">
            <text:p/>
          </draw:image>
        </draw:frame>
        <draw:frame draw:style-name="gr1" draw:text-style-name="P3" draw:layer="layout" svg:width="13.086cm" svg:height="10.018cm" svg:x="13.914cm" svg:y="6.4cm">
          <draw:image xlink:href="Pictures/1000020100000280000001E0DE77F2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2" draw:layer="layout" svg:width="8.4cm" svg:height="1.2cm" svg:x="9.8cm" svg:y="3.2cm" presentation:class="title" presentation:user-transformed="true">
          <draw:text-box>
            <text:p text:style-name="P2"><text:span text:style-name="T3">Phase= 0.25 pi.</text:span></text:p>
          </draw:text-box>
        </draw:frame>
        <draw:frame draw:style-name="gr1" draw:text-style-name="P3" draw:layer="layout" svg:width="12.486cm" svg:height="9.6cm" svg:x="0.514cm" svg:y="7cm">
          <draw:image xlink:href="Pictures/1000020100000280000001E0124198DB.png" xlink:type="simple" xlink:show="embed" xlink:actuate="onLoad">
            <text:p/>
          </draw:image>
        </draw:frame>
        <draw:frame draw:style-name="gr1" draw:text-style-name="P3" draw:layer="layout" svg:width="12.486cm" svg:height="9.618cm" svg:x="14cm" svg:y="6.8cm">
          <draw:image xlink:href="Pictures/1000020100000280000001E0DD662A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0.5 pi.</text:span></text:p>
          </draw:text-box>
        </draw:frame>
        <draw:frame draw:style-name="gr1" draw:text-style-name="P3" draw:layer="layout" svg:width="12.486cm" svg:height="10.218cm" svg:x="0.8cm" svg:y="6.182cm">
          <draw:image xlink:href="Pictures/1000020100000280000001E020D2789D.png" xlink:type="simple" xlink:show="embed" xlink:actuate="onLoad">
            <text:p/>
          </draw:image>
        </draw:frame>
        <draw:frame draw:style-name="gr1" draw:text-style-name="P3" draw:layer="layout" svg:width="13.286cm" svg:height="10.018cm" svg:x="13.286cm" svg:y="6.2cm">
          <draw:image xlink:href="Pictures/1000020100000280000001E0DB4B16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0.5 pi.</text:span></text:p>
          </draw:text-box>
        </draw:frame>
        <draw:frame draw:style-name="gr1" draw:text-style-name="P3" draw:layer="layout" svg:width="13.086cm" svg:height="9.818cm" svg:x="0.114cm" svg:y="6.182cm">
          <draw:image xlink:href="Pictures/1000020100000280000001E02655DAC8.png" xlink:type="simple" xlink:show="embed" xlink:actuate="onLoad">
            <text:p/>
          </draw:image>
        </draw:frame>
        <draw:frame draw:style-name="gr1" draw:text-style-name="P3" draw:layer="layout" svg:width="13.286cm" svg:height="9.818cm" svg:x="13.314cm" svg:y="5.782cm">
          <draw:image xlink:href="Pictures/1000020100000280000001E0C41F5E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0.75 pi.</text:span></text:p>
          </draw:text-box>
        </draw:frame>
        <draw:frame draw:style-name="gr1" draw:text-style-name="P3" draw:layer="layout" svg:width="13.486cm" svg:height="9.818cm" svg:x="0.714cm" svg:y="6.582cm">
          <draw:image xlink:href="Pictures/1000020100000280000001E06F9C12E4.png" xlink:type="simple" xlink:show="embed" xlink:actuate="onLoad">
            <text:p/>
          </draw:image>
        </draw:frame>
        <draw:frame draw:style-name="gr1" draw:text-style-name="P3" draw:layer="layout" svg:width="12.686cm" svg:height="10.018cm" svg:x="13.6cm" svg:y="6.582cm">
          <draw:image xlink:href="Pictures/1000020100000280000001E0FF9A2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0.75 pi.</text:span></text:p>
          </draw:text-box>
        </draw:frame>
        <draw:frame draw:style-name="gr1" draw:text-style-name="P3" draw:layer="layout" svg:width="12.286cm" svg:height="9.418cm" svg:x="0.914cm" svg:y="6.582cm">
          <draw:image xlink:href="Pictures/1000020100000280000001E0F95A8F71.png" xlink:type="simple" xlink:show="embed" xlink:actuate="onLoad">
            <text:p/>
          </draw:image>
        </draw:frame>
        <draw:frame draw:style-name="gr1" draw:text-style-name="P3" draw:layer="layout" svg:width="12.58cm" svg:height="9.435cm" draw:transform="rotate (-0.00209439510239331) translate (13.82cm 6.539cm)">
          <draw:image xlink:href="Pictures/1000020100000280000001E05AA4B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1.0 pi.</text:span></text:p>
          </draw:text-box>
        </draw:frame>
        <draw:frame draw:style-name="gr1" draw:text-style-name="P3" draw:layer="layout" svg:width="12.486cm" svg:height="9.618cm" svg:x="0.714cm" svg:y="6.182cm">
          <draw:image xlink:href="Pictures/1000020100000280000001E02A4902A4.png" xlink:type="simple" xlink:show="embed" xlink:actuate="onLoad">
            <text:p/>
          </draw:image>
        </draw:frame>
        <draw:frame draw:style-name="gr1" draw:text-style-name="P3" draw:layer="layout" svg:width="11.486cm" svg:height="9.218cm" svg:x="14.65cm" svg:y="6.478cm">
          <draw:image xlink:href="Pictures/1000020100000280000001E002E5EC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2" draw:layer="layout" svg:width="8.4cm" svg:height="1.2cm" svg:x="9.8cm" svg:y="1.6cm" presentation:class="title" presentation:user-transformed="true">
          <draw:text-box>
            <text:p text:style-name="P2"><text:span text:style-name="T3">Phase= 1.0 pi.</text:span></text:p>
          </draw:text-box>
        </draw:frame>
        <draw:frame draw:style-name="gr1" draw:text-style-name="P3" draw:layer="layout" svg:width="13.483cm" svg:height="10.618cm" svg:x="0.6cm" svg:y="6.182cm">
          <draw:image xlink:href="Pictures/1000020100000280000001E080DCF647.png" xlink:type="simple" xlink:show="embed" xlink:actuate="onLoad">
            <text:p/>
          </draw:image>
        </draw:frame>
        <draw:frame draw:style-name="gr1" draw:text-style-name="P3" draw:layer="layout" svg:width="13.2cm" svg:height="10.4cm" svg:x="14.4cm" svg:y="6cm">
          <draw:image xlink:href="Pictures/1000020100000280000001E0413B60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13.2cm" svg:height="3.148cm" svg:x="7.6cm" svg:y="-0.148cm" presentation:class="title" presentation:user-transformed="true">
          <draw:text-box>
            <text:p text:style-name="P1">|1&gt;(<text:span text:style-name="T1">channel-2</text:span>) + |alpha=1&gt;(channel-1), detection<text:span text:style-name="T2">=FIRST,</text:span> T2=T3=0.5</text:p>
          </draw:text-box>
        </draw:frame>
        <draw:frame draw:style-name="gr1" draw:text-style-name="P3" draw:layer="layout" svg:width="12.686cm" svg:height="9.66cm" svg:x="0.914cm" svg:y="6cm">
          <draw:image xlink:href="Pictures/1000020100000280000001E0831DCAAA.png" xlink:type="simple" xlink:show="embed" xlink:actuate="onLoad">
            <text:p/>
          </draw:image>
        </draw:frame>
        <draw:frame draw:style-name="gr1" draw:text-style-name="P3" draw:layer="layout" svg:width="12.4cm" svg:height="9.4cm" svg:x="14.6cm" svg:y="6cm">
          <draw:image xlink:href="Pictures/1000020100000280000001E05A5CA629.png" xlink:type="simple" xlink:show="embed" xlink:actuate="onLoad">
            <text:p/>
          </draw:image>
        </draw:frame>
        <draw:frame presentation:style-name="pr2" draw:text-style-name="P2" draw:layer="layout" svg:width="8.4cm" svg:height="1.2cm" svg:x="9.8cm" svg:y="3.2cm" presentation:class="title" presentation:user-transformed="true">
          <draw:text-box>
            <text:p text:style-name="P2"><text:span text:style-name="T3">Phase= 0.0 p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8-07T12:38:51</dc:date>
    <meta:editing-duration>P1DT11H56M19S</meta:editing-duration>
    <meta:editing-cycles>61</meta:editing-cycles>
    <meta:document-statistic meta:object-count="78"/>
  </office:meta>
</office:document-meta>
</file>